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e20" officeooo:paragraph-rsid="00040e20"/>
    </style:style>
    <style:style style:name="P2" style:family="paragraph" style:parent-style-name="Standard">
      <style:text-properties fo:font-weight="bold" officeooo:rsid="00040e20" officeooo:paragraph-rsid="00040e20" style:font-weight-asian="bold" style:font-weight-complex="bold"/>
    </style:style>
    <style:style style:name="P3" style:family="paragraph" style:parent-style-name="Standard" style:list-style-name="L1">
      <style:text-properties fo:font-weight="bold" officeooo:rsid="00040e20" officeooo:paragraph-rsid="00040e20" style:font-weight-asian="bold" style:font-weight-complex="bold"/>
    </style:style>
    <style:style style:name="P4" style:family="paragraph" style:parent-style-name="Standard" style:list-style-name="L2">
      <style:text-properties fo:font-weight="bold" officeooo:rsid="00040e20" officeooo:paragraph-rsid="00040e2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40e20" officeooo:paragraph-rsid="00040e20" style:font-size-asian="20pt" style:font-weight-asian="bold" style:font-size-complex="20pt" style:font-weight-complex="bold"/>
    </style:style>
    <style:style style:name="P6" style:family="paragraph" style:parent-style-name="Standard" style:list-style-name="L2">
      <style:text-properties fo:font-weight="normal" officeooo:rsid="00040e20" officeooo:paragraph-rsid="00040e2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 7 </text:p>
      <text:p text:style-name="P1"/>
      <text:p text:style-name="P2">Ejercicio 2 </text:p>
      <text:p text:style-name="P1"/>
      <text:p text:style-name="P2">a) </text:p>
      <text:list xml:id="list2786729941" text:style-name="L1">
        <text:list-item>
          <text:p text:style-name="P3">matriculacion-comun:<text:span text:style-name="T1"> contiene las clases y la lógica de la aplicación. Esta sería la capa de negocio de la aplicación. Si es necesario implementar pruebas pruebas unitarias para así poder que todo funciona según lo especificado. </text:span></text:p>
        </text:list-item>
        <text:list-item>
          <text:p text:style-name="P3">Matriculacion-dao:<text:span text:style-name="T1"> implementa la interfaz <text:s/>de operaciones CRUD sobre la BBDD. Si es necesario implementar pruebas unitarias con DbUnit para así comprobar que inserta correctamente los datos en la BBDD. </text:span></text:p>
        </text:list-item>
      </text:list>
      <text:p text:style-name="P2"><text:span text:style-name="T1"/></text:p>
      <text:p text:style-name="P2">c)</text:p>
      <text:list xml:id="list414582335" text:style-name="L2">
        <text:list-item>
          <text:p text:style-name="P6"><text:span text:style-name="T2">jUnit:</text:span> para poder realizar los test tanto unitarios como de integración. </text:p>
        </text:list-item>
        <text:list-item>
          <text:p text:style-name="P4">Matriculacion-comun: <text:span text:style-name="T1">depende de este proyecto para poder trabajar con los objetos implementados en este y que a su vez pueda insertarlos en la BD. </text:span></text:p>
        </text:list-item>
        <text:list-item>
          <text:p text:style-name="P4">MySql: <text:span text:style-name="T1">para realizar la conexión con la BD y así poder realizar las pruebas de integració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7:16:45.372870456</meta:creation-date>
    <dc:date>2018-04-16T17:28:24.577258550</dc:date>
    <meta:editing-duration>PT11M42S</meta:editing-duration>
    <meta:editing-cycles>1</meta:editing-cycles>
    <meta:generator>LibreOffice/6.0.0.3$Linux_X86_64 LibreOffice_project/64a0f66915f38c6217de274f0aa8e15618924765</meta:generator>
    <meta:document-statistic meta:table-count="0" meta:image-count="0" meta:object-count="0" meta:page-count="1" meta:paragraph-count="9" meta:word-count="126" meta:character-count="776" meta:non-whitespace-character-count="655"/>
  </office:meta>
</office:document-meta>
</file>